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officeooo:rsid="000504c1" officeooo:paragraph-rsid="000504c1"/>
    </style:style>
    <style:style style:name="P2" style:family="paragraph" style:parent-style-name="Preformatted_20_Text">
      <style:text-properties style:font-name="Ubuntu" officeooo:rsid="00062b9c" officeooo:paragraph-rsid="00062b9c"/>
    </style:style>
    <style:style style:name="P3" style:family="paragraph" style:parent-style-name="Preformatted_20_Text">
      <style:text-properties style:font-name="Ubuntu" officeooo:rsid="00062b9c" officeooo:paragraph-rsid="000bde35"/>
    </style:style>
    <style:style style:name="P4" style:family="paragraph" style:parent-style-name="Preformatted_20_Text">
      <style:text-properties style:font-name="Ubuntu" officeooo:rsid="00062b9c" officeooo:paragraph-rsid="000ddbcf"/>
    </style:style>
    <style:style style:name="P5" style:family="paragraph" style:parent-style-name="Preformatted_20_Text">
      <style:text-properties style:font-name="Ubuntu" officeooo:rsid="0007a63e" officeooo:paragraph-rsid="0007a63e"/>
    </style:style>
    <style:style style:name="P6" style:family="paragraph" style:parent-style-name="Preformatted_20_Text">
      <style:text-properties style:font-name="Ubuntu" officeooo:rsid="0007a63e" officeooo:paragraph-rsid="000bde35"/>
    </style:style>
    <style:style style:name="P7" style:family="paragraph" style:parent-style-name="Preformatted_20_Text">
      <style:text-properties style:font-name="Ubuntu" officeooo:rsid="0009721a" officeooo:paragraph-rsid="0009721a"/>
    </style:style>
    <style:style style:name="P8" style:family="paragraph" style:parent-style-name="Preformatted_20_Text">
      <style:text-properties style:font-name="Ubuntu" officeooo:rsid="00098881" officeooo:paragraph-rsid="00098881"/>
    </style:style>
    <style:style style:name="P9" style:family="paragraph" style:parent-style-name="Preformatted_20_Text">
      <style:text-properties style:font-name="Ubuntu" officeooo:rsid="00098881" officeooo:paragraph-rsid="000ddbcf"/>
    </style:style>
    <style:style style:name="P10" style:family="paragraph" style:parent-style-name="Preformatted_20_Text">
      <style:text-properties style:font-name="Ubuntu" officeooo:rsid="000a5229" officeooo:paragraph-rsid="000a5229"/>
    </style:style>
    <style:style style:name="P11" style:family="paragraph" style:parent-style-name="Preformatted_20_Text">
      <style:text-properties style:font-name="Ubuntu" officeooo:rsid="000bde35" officeooo:paragraph-rsid="000bde35"/>
    </style:style>
    <style:style style:name="P12" style:family="paragraph" style:parent-style-name="Preformatted_20_Text">
      <style:text-properties style:font-name="Ubuntu" officeooo:rsid="00098881" officeooo:paragraph-rsid="00098881"/>
    </style:style>
    <style:style style:name="P13" style:family="paragraph" style:parent-style-name="Preformatted_20_Text">
      <style:text-properties style:font-name="Ubuntu" officeooo:rsid="000f53be" officeooo:paragraph-rsid="000f53be"/>
    </style:style>
    <style:style style:name="P14" style:family="paragraph" style:parent-style-name="Preformatted_20_Text">
      <style:text-properties style:font-name="Ubuntu" officeooo:rsid="000504c1" officeooo:paragraph-rsid="000f53be"/>
    </style:style>
    <style:style style:name="T1" style:family="text">
      <style:text-properties officeooo:rsid="0006deab"/>
    </style:style>
    <style:style style:name="T2" style:family="text">
      <style:text-properties officeooo:rsid="00098881"/>
    </style:style>
    <style:style style:name="T3" style:family="text">
      <style:text-properties officeooo:rsid="000e3f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#Neededto tmux ls:</text:p>
      <text:p text:style-name="P8"># mysql </text:p>
      <text:p text:style-name="P8"># puller</text:p>
      <text:p text:style-name="P8">#redmine</text:p>
      <text:p text:style-name="P8">#webserver</text:p>
      <text:p text:style-name="P8"/>
      <text:p text:style-name="P13">## New name for task: CTRL-B , ALT+$, then type new name + ENTER</text:p>
      <text:p text:style-name="P8"/>
      <text:p text:style-name="P8"/>
      <text:p text:style-name="P8"># for <text:span text:style-name="T3">Qutation Maker </text:span>webserver</text:p>
      <text:p text:style-name="P5">Tmux </text:p>
      <text:p text:style-name="P2">(on root directory) source my_project_venv/bin/activate</text:p>
      <text:p text:style-name="P2">Cd quotation_maker</text:p>
      <text:p text:style-name="P2">cd my-first-blog</text:p>
      <text:p text:style-name="P2"/>
      <text:p text:style-name="P1">python ~/quotation_maker/my-first-<text:span text:style-name="T1">b</text:span>log/manage.py runserver 0.0.0.0:8000 –insecure <text:span text:style-name="T3"># two dash before ‘insecure’ arg</text:span></text:p>
      <text:p text:style-name="P13">#New name for this tmux task see on top</text:p>
      <text:p text:style-name="P1"/>
      <text:p text:style-name="P7"><text:span text:style-name="T2"># for </text:span>Redmine <text:span text:style-name="T3">webserver</text:span>:</text:p>
      <text:p text:style-name="P7"/>
      <text:p text:style-name="P7">1. <text:a xlink:type="simple" xlink:href="mailto:ubuntu@ip-172-31-38-121" text:style-name="Internet_20_link" text:visited-style-name="Visited_20_Internet_20_Link">ubuntu@ip-172-31-38-121</text:a>: #no virtualenv</text:p>
      <text:p text:style-name="P7"/>
      <text:p text:style-name="P7">2. <text:span text:style-name="T3">cd </text:span>/usr/share/redmine-4.0.0$ #cd to this path</text:p>
      <text:p text:style-name="P7"/>
      <text:p text:style-name="P7">3. <text:s/>bundle exec rails server webrick -e production</text:p>
      <text:p text:style-name="P13">#New name for this tmux task see on top</text:p>
      <text:p text:style-name="P14"/>
      <text:p text:style-name="P8"># for MySQL</text:p>
      <text:p text:style-name="P8"/>
      <text:p text:style-name="P4">(on root directory) source my_project_venv/bin/activate</text:p>
      <text:p text:style-name="P4">Cd quotation_maker</text:p>
      <text:p text:style-name="P4">cd my-first-blog</text:p>
      <text:p text:style-name="P4"/>
      <text:p text:style-name="P9">mysql -u root -p # password in Bitwarden</text:p>
      <text:p text:style-name="P13">#New name for this tmux task see on top</text:p>
      <text:p text:style-name="P14"/>
      <text:p text:style-name="P10">#for puller:</text:p>
      <text:p text:style-name="P10"/>
      <text:p text:style-name="P6">Tmux </text:p>
      <text:p text:style-name="P3">(on root directory) source my_project_venv/bin/activate</text:p>
      <text:p text:style-name="P3">Cd quotation_maker</text:p>
      <text:p text:style-name="P3">cd my-first-blog</text:p>
      <text:p text:style-name="P3"/>
      <text:p text:style-name="P11">git pull</text:p>
      <text:p text:style-name="P13">#New name for this tmux task see on top</text:p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9:42.300371943</meta:creation-date>
    <dc:date>2019-11-23T19:44:43.950551243</dc:date>
    <meta:editing-duration>PT1H30M18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42" meta:character-count="928" meta:non-whitespace-character-count="813"/>
  </office:meta>
</office:document-meta>
</file>